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e972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c742f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9e972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paragraph-rsid="0009e972" style:font-size-asian="10pt" style:font-weight-asian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officeooo:paragraph-rsid="000c742f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Monospace" fo:font-size="10pt" style:font-size-asian="10pt"/>
    </style:style>
    <style:style style:name="P12" style:family="paragraph" style:parent-style-name="Standard">
      <style:text-properties fo:color="#000000" style:font-name="Monospace" fo:font-size="10pt" style:font-size-asian="10pt"/>
    </style:style>
    <style:style style:name="P13" style:family="paragraph" style:parent-style-name="Standard">
      <style:text-properties fo:color="#3c3c3c" style:font-name="Monospace" fo:font-size="10pt" fo:background-color="#e8f2fe" style:font-size-asian="10pt"/>
    </style:style>
    <style:style style:name="P14" style:family="paragraph" style:parent-style-name="Standard">
      <style:text-properties officeooo:rsid="000f04b2" officeooo:paragraph-rsid="000f04b2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fo:font-style="italic" style:font-size-asian="10pt" style:font-style-asian="italic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3c3c3c" style:font-name="Monospace" fo:font-size="10pt" fo:font-style="italic" style:text-underline-style="solid" style:text-underline-width="auto" style:text-underline-color="font-color" fo:font-weight="bold" style:font-size-asian="10pt" style:font-style-asian="italic" style:font-weight-asian="bold"/>
    </style:style>
    <style:style style:name="T5" style:family="text">
      <style:text-properties fo:color="#3c3c3c" style:font-name="Monospace" fo:font-size="10pt" style:font-size-asian="10pt"/>
    </style:style>
    <style:style style:name="T6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3c3c3c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8" style:family="text">
      <style:text-properties fo:color="#3c3c3c" style:font-name="Monospace" fo:font-size="10pt" fo:background-color="#e8f2fe" loext:char-shading-value="0" style:font-size-asian="10pt"/>
    </style:style>
    <style:style style:name="T9" style:family="text">
      <style:text-properties fo:color="#3c3c3c" style:font-name="Monospace" fo:font-size="10pt" fo:font-weight="bold" style:font-size-asian="10pt" style:font-weight-asian="bold" style:font-weight-complex="bold"/>
    </style:style>
    <style:style style:name="T10" style:family="text">
      <style:text-properties fo:color="#6a3e3e" style:font-name="Monospace" fo:font-size="10pt" style:font-size-asian="10pt"/>
    </style:style>
    <style:style style:name="T11" style:family="text">
      <style:text-properties fo:color="#008080" style:font-name="Monospace" fo:font-size="10pt" style:font-size-asian="10pt"/>
    </style:style>
    <style:style style:name="T12" style:family="text">
      <style:text-properties fo:color="#008080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3f7f7f" style:font-name="Monospace" fo:font-size="10pt" style:font-size-asian="10pt"/>
    </style:style>
    <style:style style:name="T14" style:family="text">
      <style:text-properties fo:color="#3f7f7f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style:font-name="Monospace" fo:font-size="10pt" style:font-size-asian="10pt"/>
    </style:style>
    <style:style style:name="T16" style:family="text">
      <style:text-properties fo:color="#7f007f" style:font-name="Monospace" fo:font-size="10pt" style:font-size-asian="10pt"/>
    </style:style>
    <style:style style:name="T17" style:family="text">
      <style:text-properties fo:color="#2a00ff" style:font-name="Monospace" fo:font-size="10pt" fo:font-style="italic" style:font-size-asian="10pt" style:font-style-asian="italic"/>
    </style:style>
    <style:style style:name="T18" style:family="text">
      <style:text-properties fo:color="#3f5fbf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/text:p>
      <text:p text:style-name="P7"/>
      <text:p text:style-name="P7"/>
      <text:p text:style-name="P7"/>
      <text:p text:style-name="P2"><text:span text:style-name="T3">private</text:span><text:span text:style-name="T1"> </text:span><text:span text:style-name="T3">static</text:span><text:span text:style-name="T1"> </text:span><text:span text:style-name="T3">final</text:span><text:span text:style-name="T1"> Logger </text:span><text:span text:style-name="T4">logger</text:span><text:span text:style-name="T1"> = LogManager.</text:span><text:span text:style-name="T2">getLogger</text:span><text:span text:style-name="T1">(BatchApplication.</text:span><text:span text:style-name="T3">class</text:span><text:span text:style-name="T1">);</text:span>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<text:tab/></text:span><text:span text:style-name="T3">public</text:span><text:span text:style-name="T1"> </text:span><text:span text:style-name="T3">static</text:span><text:span text:style-name="T1"> </text:span><text:span text:style-name="T3">void</text:span><text:span text:style-name="T1"> main(String[] </text:span><text:span text:style-name="T10">args</text:span><text:span text:style-name="T1">) {</text:span></text:p>
      <text:p text:style-name="P4"/>
      <text:p text:style-name="P5"/>
      <text:p text:style-name="P1"><text:span text:style-name="T1"><text:tab/><text:tab/>SpringApplication.</text:span><text:span text:style-name="T2">run</text:span><text:span text:style-name="T1">(BatchApplication.</text:span><text:span text:style-name="T3">class</text:span><text:span text:style-name="T1">, </text:span><text:span text:style-name="T10">args</text:span><text:span text:style-name="T1">);</text:span></text:p>
      <text:p text:style-name="P4"/>
      <text:p text:style-name="P5"><text:tab/><text:tab/></text:p>
      <text:p text:style-name="P5"><text:tab/><text:tab/></text:p>
      <text:p text:style-name="P8"><text:tab/><text:tab/> logger.trace("Entering application...");</text:p>
      <text:p text:style-name="P8"><text:tab/><text:tab/> logger.info("Hello Log4j2...");</text:p>
      <text:p text:style-name="P8"><text:tab/><text:tab/> logger.trace("Exiting application...");</text:p>
      <text:p text:style-name="P8"><text:tab/><text:tab/> logger.debug("This is a debug message");</text:p>
      <text:p text:style-name="P8"><text:tab/><text:tab/> logger.info("This is an info message");</text:p>
      <text:p text:style-name="P8"><text:tab/><text:tab/> logger.warn("This is a warn message");</text:p>
      <text:p text:style-name="P8"><text:tab/><text:tab/> logger.error("This is an error message");</text:p>
      <text:p text:style-name="P8"><text:tab/><text:tab/> logger.fatal("This is a fatal message");</text:p>
      <text:p text:style-name="P8"><text:tab/><text:tab/> </text:p>
      <text:p text:style-name="P12"><text:tab/>}</text:p>
      <text:p text:style-name="P12"/>
      <text:p text:style-name="P12"/>
      <text:p text:style-name="P12"/>
      <text:p text:style-name="P12"/>
      <text:p text:style-name="Standard"><text:s text:c="21"/></text:p>
      <text:p text:style-name="P10"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3"><text:span text:style-name="T5"><text:s text:c="12"/></text:span><text:span text:style-name="T11">&lt;</text:span><text:span text:style-name="T13">dependency</text:span><text:span text:style-name="T11">&gt;</text:span></text:p>
      <text:p text:style-name="P1"><text:span text:style-name="T5"><text:tab/><text:tab/><text:tab/></text:span><text:span text:style-name="T11">&lt;</text:span><text:span text:style-name="T13">groupId</text:span><text:span text:style-name="T11">&gt;</text:span><text:span text:style-name="T5">org.springframework.boot</text:span><text:span text:style-name="T11">&lt;/</text:span><text:span text:style-name="T13">groupId</text:span><text:span text:style-name="T11">&gt;</text:span></text:p>
      <text:p text:style-name="P1"><text:span text:style-name="T5"><text:tab/><text:tab/><text:tab/></text:span><text:span text:style-name="T11">&lt;</text:span><text:span text:style-name="T13">artifactId</text:span><text:span text:style-name="T11">&gt;</text:span><text:span text:style-name="T5">spring-boot-starter-web</text:span><text:span text:style-name="T11">&lt;/</text:span><text:span text:style-name="T13">artifactId</text:span><text:span text:style-name="T11">&gt;</text:span></text:p>
      <text:p text:style-name="P1"><text:span text:style-name="T5"><text:tab/><text:tab/><text:tab/></text:span><text:span text:style-name="T11">&lt;</text:span><text:span text:style-name="T13">exclusions</text:span><text:span text:style-name="T11">&gt;</text:span></text:p>
      <text:p text:style-name="P1"><text:span text:style-name="T5"><text:tab/><text:tab/><text:tab/><text:tab/></text:span><text:span text:style-name="T11">&lt;</text:span><text:span text:style-name="T13">exclusion</text:span><text:span text:style-name="T11">&gt;</text:span></text:p>
      <text:p text:style-name="P1"><text:span text:style-name="T5"><text:tab/><text:tab/><text:tab/><text:tab/><text:tab/></text:span><text:span text:style-name="T11">&lt;</text:span><text:span text:style-name="T13">groupId</text:span><text:span text:style-name="T11">&gt;</text:span><text:span text:style-name="T5">org.springframework.boot</text:span><text:span text:style-name="T11">&lt;/</text:span><text:span text:style-name="T13">groupId</text:span><text:span text:style-name="T11">&gt;</text:span></text:p>
      <text:p text:style-name="P1"><text:span text:style-name="T5"><text:tab/><text:tab/><text:tab/><text:tab/><text:tab/></text:span><text:span text:style-name="T11">&lt;</text:span><text:span text:style-name="T13">artifactId</text:span><text:span text:style-name="T11">&gt;</text:span><text:span text:style-name="T5">spring-boot-starter-logging</text:span><text:span text:style-name="T11">&lt;/</text:span><text:span text:style-name="T13">artifactId</text:span><text:span text:style-name="T11">&gt;</text:span></text:p>
      <text:p text:style-name="P1"><text:span text:style-name="T5"><text:tab/><text:tab/><text:tab/><text:tab/></text:span><text:span text:style-name="T11">&lt;/</text:span><text:span text:style-name="T13">exclusion</text:span><text:span text:style-name="T11">&gt;</text:span></text:p>
      <text:p text:style-name="P1"><text:span text:style-name="T5"><text:tab/><text:tab/><text:tab/></text:span><text:span text:style-name="T11">&lt;/</text:span><text:span text:style-name="T13">exclusions</text:span><text:span text:style-name="T11">&gt;</text:span></text:p>
      <text:p text:style-name="P1"><text:span text:style-name="T5"><text:tab/><text:tab/></text:span><text:span text:style-name="T11">&lt;/</text:span><text:span text:style-name="T13">dependency</text:span><text:span text:style-name="T11">&gt;</text:span></text:p>
      <text:p text:style-name="P4"/>
      <text:p text:style-name="P4"/>
      <text:p text:style-name="P4"/>
      <text:p text:style-name="P1"><text:span text:style-name="T5"><text:tab/><text:tab/></text:span><text:span text:style-name="T11">&lt;</text:span><text:span text:style-name="T13">dependency</text:span><text:span text:style-name="T11">&gt;</text:span></text:p>
      <text:p text:style-name="P1"><text:span text:style-name="T5"><text:tab/><text:tab/><text:tab/></text:span><text:span text:style-name="T11">&lt;</text:span><text:span text:style-name="T13">groupId</text:span><text:span text:style-name="T11">&gt;</text:span><text:span text:style-name="T5">org.springframework.boot</text:span><text:span text:style-name="T11">&lt;/</text:span><text:span text:style-name="T13">groupId</text:span><text:span text:style-name="T11">&gt;</text:span></text:p>
      <text:p text:style-name="P1"><text:span text:style-name="T5"><text:tab/><text:tab/><text:tab/></text:span><text:span text:style-name="T11">&lt;</text:span><text:span text:style-name="T13">artifactId</text:span><text:span text:style-name="T11">&gt;</text:span><text:span text:style-name="T5">spring-boot-starter-log4j2</text:span><text:span text:style-name="T11">&lt;/</text:span><text:span text:style-name="T13">artifactId</text:span><text:span text:style-name="T11">&gt;</text:span></text:p>
      <text:p text:style-name="P1"><text:span text:style-name="T5"><text:tab/><text:tab/></text:span><text:span text:style-name="T11">&lt;/</text:span><text:span text:style-name="T13">dependency</text:span><text:span text:style-name="T11">&gt;</text:span></text:p>
      <text:p text:style-name="P11"/>
      <text:p text:style-name="P11"/>
      <text:p text:style-name="P11"/>
      <text:p text:style-name="P1"><text:span text:style-name="T5"><text:tab/><text:tab/></text:span><text:span text:style-name="T11">&lt;</text:span><text:span text:style-name="T13">dependency</text:span><text:span text:style-name="T11">&gt;</text:span></text:p>
      <text:p text:style-name="P1"><text:span text:style-name="T5"><text:tab/><text:tab/><text:tab/></text:span><text:span text:style-name="T11">&lt;</text:span><text:span text:style-name="T13">groupId</text:span><text:span text:style-name="T11">&gt;</text:span><text:span text:style-name="T5">org.apache.logging.log4j</text:span><text:span text:style-name="T11">&lt;/</text:span><text:span text:style-name="T13">groupId</text:span><text:span text:style-name="T11">&gt;</text:span></text:p>
      <text:p text:style-name="P1"><text:span text:style-name="T5"><text:tab/><text:tab/><text:tab/></text:span><text:span text:style-name="T11">&lt;</text:span><text:span text:style-name="T13">artifactId</text:span><text:span text:style-name="T11">&gt;</text:span><text:span text:style-name="T9">log4j-core</text:span><text:span text:style-name="T11">&lt;/</text:span><text:span text:style-name="T13">artifactId</text:span><text:span text:style-name="T11">&gt;</text:span></text:p>
      <text:p text:style-name="P1"><text:span text:style-name="T5"><text:tab/><text:tab/><text:tab/></text:span><text:span text:style-name="T12">&lt;</text:span><text:span text:style-name="T14">version</text:span><text:span text:style-name="T12">&gt;</text:span><text:span text:style-name="T6">2.8.2</text:span><text:span text:style-name="T12">&lt;/</text:span><text:span text:style-name="T14">version</text:span><text:span text:style-name="T12">&gt;</text:span></text:p>
      <text:p text:style-name="P1"><text:span text:style-name="T5"><text:tab/><text:tab/></text:span><text:span text:style-name="T11">&lt;/</text:span><text:span text:style-name="T13">dependency</text:span><text:span text:style-name="T11">&gt;</text:span></text:p>
      <text:p text:style-name="P11"/>
      <text:p text:style-name="P11"/>
      <text:p text:style-name="P11"/>
      <text:p text:style-name="P11"/>
      <text:p text:style-name="P1"><text:span text:style-name="T5"><text:tab/><text:tab/></text:span><text:span text:style-name="T11">&lt;</text:span><text:span text:style-name="T13">dependency</text:span><text:span text:style-name="T11">&gt;</text:span></text:p>
      <text:p text:style-name="P1"><text:span text:style-name="T5"><text:tab/><text:tab/><text:tab/></text:span><text:span text:style-name="T11">&lt;</text:span><text:span text:style-name="T13">groupId</text:span><text:span text:style-name="T11">&gt;</text:span><text:span text:style-name="T5">org.apache.logging.log4j</text:span><text:span text:style-name="T11">&lt;/</text:span><text:span text:style-name="T13">groupId</text:span><text:span text:style-name="T11">&gt;</text:span></text:p>
      <text:p text:style-name="P1"><text:span text:style-name="T5"><text:tab/><text:tab/><text:tab/></text:span><text:span text:style-name="T11">&lt;</text:span><text:span text:style-name="T13">artifactId</text:span><text:span text:style-name="T11">&gt;</text:span><text:span text:style-name="T9">log4j-api</text:span><text:span text:style-name="T11">&lt;/</text:span><text:span text:style-name="T13">artifactId</text:span><text:span text:style-name="T11">&gt;</text:span></text:p>
      <text:p text:style-name="P1"><text:span text:style-name="T5"><text:tab/><text:tab/><text:tab/></text:span><text:span text:style-name="T12">&lt;</text:span><text:span text:style-name="T14">version</text:span><text:span text:style-name="T12">&gt;</text:span><text:span text:style-name="T6">2.8.2</text:span><text:span text:style-name="T12">&lt;/</text:span><text:span text:style-name="T14">version</text:span><text:span text:style-name="T12">&gt;</text:span></text:p>
      <text:p text:style-name="Standard"><text:span text:style-name="T5"><text:tab/><text:tab/></text:span><text:span text:style-name="T11">&lt;/</text:span><text:span text:style-name="T13">dependency</text:span><text:span text:style-name="T11">&gt;</text:span></text:p>
      <text:p text:style-name="Standard"/>
      <text:p text:style-name="Standard"/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Standard"><text:span text:style-name="T8">/</text:span><text:span text:style-name="T7">src</text:span><text:span text:style-name="T8">/main/resources/log4j2.</text:span><text:span text:style-name="T7">xml</text:span></text:p>
      <text:p text:style-name="Standard"/>
      <text:p text:style-name="P1"><text:span text:style-name="T11">&lt;?</text:span><text:span text:style-name="T13">xml</text:span><text:span text:style-name="T15"> </text:span><text:span text:style-name="T16">version</text:span><text:span text:style-name="T5">=</text:span><text:span text:style-name="T17">"1.0"</text:span><text:span text:style-name="T15"> </text:span><text:span text:style-name="T16">encoding</text:span><text:span text:style-name="T5">=</text:span><text:span text:style-name="T17">"UTF-8"</text:span><text:span text:style-name="T11">?&gt;</text:span></text:p>
      <text:p text:style-name="P1"><text:span text:style-name="T11">&lt;</text:span><text:span text:style-name="T13">Configuration</text:span><text:span text:style-name="T11">&gt;</text:span></text:p>
      <text:p text:style-name="P4"/>
      <text:p text:style-name="P1"><text:span text:style-name="T5"><text:tab/></text:span><text:span text:style-name="T11">&lt;</text:span><text:span text:style-name="T13">Properties</text:span><text:span text:style-name="T11">&gt;</text:span></text:p>
      <text:p text:style-name="P1"><text:span text:style-name="T5"><text:tab/><text:tab/></text:span><text:span text:style-name="T11">&lt;</text:span><text:span text:style-name="T13">property</text:span><text:span text:style-name="T15"> </text:span><text:span text:style-name="T16">name</text:span><text:span text:style-name="T5">=</text:span><text:span text:style-name="T17">"LOG_PATTERN"</text:span></text:p>
      <text:p text:style-name="P1"><text:span text:style-name="T15"><text:tab/><text:tab/><text:tab/></text:span><text:span text:style-name="T16">value</text:span><text:span text:style-name="T5">=</text:span><text:span text:style-name="T17">"%d{yyyy-MM-dd'T'HH:mm:ss.SSSZ} %p %m%n"</text:span><text:span text:style-name="T15"> </text:span><text:span text:style-name="T11">/&gt;</text:span></text:p>
      <text:p text:style-name="P1"><text:span text:style-name="T5"><text:tab/><text:tab/></text:span><text:span text:style-name="T11">&lt;</text:span><text:span text:style-name="T13">property</text:span><text:span text:style-name="T15"> </text:span><text:span text:style-name="T16">name</text:span><text:span text:style-name="T5">=</text:span><text:span text:style-name="T17">"LOG_DIR"</text:span><text:span text:style-name="T15"> </text:span><text:span text:style-name="T16">value</text:span><text:span text:style-name="T5">=</text:span><text:span text:style-name="T17">"/home/sangamnath/Desktop/log"</text:span><text:span text:style-name="T15"> </text:span><text:span text:style-name="T11">/&gt;</text:span></text:p>
      <text:p text:style-name="P1"><text:span text:style-name="T5"><text:tab/></text:span><text:span text:style-name="T11">&lt;/</text:span><text:span text:style-name="T13">Properties</text:span><text:span text:style-name="T11">&gt;</text:span></text:p>
      <text:p text:style-name="P4"/>
      <text:p text:style-name="P9"><text:tab/></text:p>
      <text:p text:style-name="P9"><text:tab/></text:p>
      <text:p text:style-name="P1"><text:span text:style-name="T5"><text:tab/></text:span><text:span text:style-name="T11">&lt;</text:span><text:span text:style-name="T13">Appenders</text:span><text:span text:style-name="T11">&gt;</text:span></text:p>
      <text:p text:style-name="P4"/>
      <text:p text:style-name="P4"/>
      <text:p text:style-name="P1"><text:span text:style-name="T5"><text:tab/><text:tab/></text:span><text:span text:style-name="T11">&lt;</text:span><text:span text:style-name="T13">File</text:span><text:span text:style-name="T15"> </text:span><text:span text:style-name="T16">name</text:span><text:span text:style-name="T5">=</text:span><text:span text:style-name="T17">"File"</text:span><text:span text:style-name="T15"> </text:span><text:span text:style-name="T16">fileName</text:span><text:span text:style-name="T5">=</text:span><text:span text:style-name="T17">"${LOG_PATTERN}/app.log"</text:span><text:span text:style-name="T11">&gt;</text:span></text:p>
      <text:p text:style-name="P1"><text:span text:style-name="T5"><text:tab/><text:tab/><text:tab/></text:span><text:span text:style-name="T11">&lt;</text:span><text:span text:style-name="T13">PatternLayout</text:span></text:p>
      <text:p text:style-name="P1"><text:span text:style-name="T15"><text:tab/><text:tab/><text:tab/><text:tab/></text:span><text:span text:style-name="T16">pattern</text:span><text:span text:style-name="T5">=</text:span><text:span text:style-name="T17">"%d{yyyy-MMM-dd HH:mm:ss a} [%t] %-5level %logger{36} - %msg%n"</text:span><text:span text:style-name="T15"> </text:span><text:span text:style-name="T11">/&gt;</text:span></text:p>
      <text:p text:style-name="P1"><text:span text:style-name="T5"><text:tab/><text:tab/></text:span><text:span text:style-name="T11">&lt;/</text:span><text:span text:style-name="T13">File</text:span><text:span text:style-name="T11">&gt;</text:span></text:p>
      <text:p text:style-name="P4"/>
      <text:p text:style-name="P4"/>
      <text:p text:style-name="P4"/>
      <text:p text:style-name="P4"/>
      <text:p text:style-name="P1"><text:span text:style-name="T5"><text:tab/><text:tab/></text:span><text:span text:style-name="T11">&lt;</text:span><text:span text:style-name="T13">RollingFile</text:span><text:span text:style-name="T15"> </text:span><text:span text:style-name="T16">name</text:span><text:span text:style-name="T5">=</text:span><text:span text:style-name="T17">"RollingFile"</text:span></text:p>
      <text:p text:style-name="P1"><text:span text:style-name="T15"><text:tab/><text:tab/><text:tab/></text:span><text:span text:style-name="T16">filePattern</text:span><text:span text:style-name="T5">=</text:span><text:span text:style-name="T17">"${LOG_DIR}/$${date:yyyy-MM-dd-HH}/app-%d{yyyy-MM-dd-HH}-%i.log.gz"</text:span><text:span text:style-name="T11">&gt;</text:span></text:p>
      <text:p text:style-name="P1"><text:span text:style-name="T5"><text:tab/><text:tab/><text:tab/></text:span><text:span text:style-name="T11">&lt;</text:span><text:span text:style-name="T13">PatternLayout</text:span><text:span text:style-name="T11">&gt;</text:span></text:p>
      <text:p text:style-name="P1"><text:span text:style-name="T5"><text:tab/><text:tab/><text:tab/><text:tab/></text:span><text:span text:style-name="T11">&lt;</text:span><text:span text:style-name="T13">Pattern</text:span><text:span text:style-name="T11">&gt;</text:span><text:span text:style-name="T5">%d %p %c{1.} [%t] %m%n</text:span><text:span text:style-name="T11">&lt;/</text:span><text:span text:style-name="T13">Pattern</text:span><text:span text:style-name="T11">&gt;</text:span></text:p>
      <text:p text:style-name="P1"><text:span text:style-name="T5"><text:tab/><text:tab/><text:tab/></text:span><text:span text:style-name="T11">&lt;/</text:span><text:span text:style-name="T13">PatternLayout</text:span><text:span text:style-name="T11">&gt;</text:span></text:p>
      <text:p text:style-name="P1"><text:span text:style-name="T5"><text:tab/><text:tab/><text:tab/></text:span><text:span text:style-name="T11">&lt;</text:span><text:span text:style-name="T13">Policies</text:span><text:span text:style-name="T11">&gt;</text:span></text:p>
      <text:p text:style-name="P1"><text:span text:style-name="T5"><text:tab/><text:tab/><text:tab/><text:tab/></text:span><text:span text:style-name="T11">&lt;</text:span><text:span text:style-name="T13">TimeBasedTriggeringPolicy</text:span><text:span text:style-name="T15"> </text:span><text:span text:style-name="T16">interval</text:span><text:span text:style-name="T5">=</text:span><text:span text:style-name="T17">"1"</text:span></text:p>
      <text:p text:style-name="P1"><text:span text:style-name="T15"><text:tab/><text:tab/><text:tab/><text:tab/><text:tab/></text:span><text:span text:style-name="T16">modulate</text:span><text:span text:style-name="T5">=</text:span><text:span text:style-name="T17">"true"</text:span><text:span text:style-name="T15"> </text:span><text:span text:style-name="T11">/&gt;</text:span></text:p>
      <text:p text:style-name="P1"><text:span text:style-name="T5"><text:tab/><text:tab/><text:tab/><text:tab/></text:span><text:span text:style-name="T11">&lt;</text:span><text:span text:style-name="T13">SizeBasedTriggeringPolicy</text:span><text:span text:style-name="T15"> </text:span><text:span text:style-name="T16">size</text:span><text:span text:style-name="T5">=</text:span><text:span text:style-name="T17">"1 KB"</text:span><text:span text:style-name="T15"> </text:span><text:span text:style-name="T11">/&gt;</text:span></text:p>
      <text:p text:style-name="P1"><text:span text:style-name="T5"><text:tab/><text:tab/><text:tab/></text:span><text:span text:style-name="T11">&lt;/</text:span><text:span text:style-name="T13">Policies</text:span><text:span text:style-name="T11">&gt;</text:span></text:p>
      <text:p text:style-name="P1"><text:span text:style-name="T5"><text:tab/><text:tab/></text:span><text:span text:style-name="T11">&lt;/</text:span><text:span text:style-name="T13">RollingFile</text:span><text:span text:style-name="T11">&gt;</text:span></text:p>
      <text:p text:style-name="P4"/>
      <text:p text:style-name="P4"/>
      <text:p text:style-name="P4"/>
      <text:p text:style-name="P1"><text:span text:style-name="T5"><text:tab/></text:span><text:span text:style-name="T11">&lt;/</text:span><text:span text:style-name="T13">Appenders</text:span><text:span text:style-name="T11">&gt;</text:span></text:p>
      <text:p text:style-name="P4"/>
      <text:p text:style-name="P4"/>
      <text:p text:style-name="P1"><text:span text:style-name="T5"><text:tab/></text:span><text:span text:style-name="T11">&lt;</text:span><text:span text:style-name="T13">Loggers</text:span><text:span text:style-name="T11">&gt;</text:span></text:p>
      <text:p text:style-name="P1"><text:span text:style-name="T5"><text:tab/><text:tab/></text:span><text:span text:style-name="T18">&lt;!-- Log everything in custom package --&gt;</text:span></text:p>
      <text:p text:style-name="P1"><text:span text:style-name="T5"><text:tab/><text:tab/></text:span><text:span text:style-name="T11">&lt;</text:span><text:span text:style-name="T13">Logger</text:span><text:span text:style-name="T15"> </text:span><text:span text:style-name="T16">name</text:span><text:span text:style-name="T5">=</text:span><text:span text:style-name="T17">"com.krishi.batch"</text:span><text:span text:style-name="T15"> </text:span><text:span text:style-name="T16">level</text:span><text:span text:style-name="T5">=</text:span><text:span text:style-name="T17">"debug"</text:span></text:p>
      <text:p text:style-name="P1"><text:span text:style-name="T15"><text:tab/><text:tab/><text:tab/></text:span><text:span text:style-name="T16">additivity</text:span><text:span text:style-name="T5">=</text:span><text:span text:style-name="T17">"false"</text:span><text:span text:style-name="T11">&gt;</text:span></text:p>
      <text:p text:style-name="P4"/>
      <text:p text:style-name="P1"><text:span text:style-name="T5"><text:tab/><text:tab/><text:tab/></text:span><text:span text:style-name="T11">&lt;</text:span><text:span text:style-name="T13">AppenderRef</text:span><text:span text:style-name="T15"> </text:span><text:span text:style-name="T16">ref</text:span><text:span text:style-name="T5">=</text:span><text:span text:style-name="T17">"RollingFile"</text:span><text:span text:style-name="T15"> </text:span><text:span text:style-name="T11">/&gt;</text:span></text:p>
      <text:p text:style-name="P1"><text:span text:style-name="T5"><text:tab/><text:tab/></text:span><text:span text:style-name="T11">&lt;/</text:span><text:span text:style-name="T13">Logger</text:span><text:span text:style-name="T11">&gt;</text:span></text:p>
      <text:p text:style-name="P4"/>
      <text:p text:style-name="P1"><text:span text:style-name="T5"><text:tab/><text:tab/></text:span><text:span text:style-name="T18">&lt;!-- Log everything in Spring Boot --&gt;</text:span></text:p>
      <text:p text:style-name="P1"><text:span text:style-name="T5"><text:tab/><text:tab/></text:span><text:span text:style-name="T11">&lt;</text:span><text:span text:style-name="T13">Logger</text:span><text:span text:style-name="T15"> </text:span><text:span text:style-name="T16">name</text:span><text:span text:style-name="T5">=</text:span><text:span text:style-name="T17">"org.springframework.boot"</text:span><text:span text:style-name="T15"> </text:span><text:span text:style-name="T16">level</text:span><text:span text:style-name="T5">=</text:span><text:span text:style-name="T17">"debug"</text:span></text:p>
      <text:p text:style-name="P1"><text:span text:style-name="T15"><text:tab/><text:tab/><text:tab/></text:span><text:span text:style-name="T16">additivity</text:span><text:span text:style-name="T5">=</text:span><text:span text:style-name="T17">"false"</text:span><text:span text:style-name="T11">&gt;</text:span></text:p>
      <text:p text:style-name="P4"/>
      <text:p text:style-name="P1"><text:span text:style-name="T5"><text:tab/><text:tab/><text:tab/></text:span><text:span text:style-name="T11">&lt;</text:span><text:span text:style-name="T13">AppenderRef</text:span><text:span text:style-name="T15"> </text:span><text:span text:style-name="T16">ref</text:span><text:span text:style-name="T5">=</text:span><text:span text:style-name="T17">"RollingFile"</text:span><text:span text:style-name="T15"> </text:span><text:span text:style-name="T11">/&gt;</text:span></text:p>
      <text:p text:style-name="P1"><text:soft-page-break/><text:span text:style-name="T5"><text:tab/><text:tab/></text:span><text:span text:style-name="T11">&lt;/</text:span><text:span text:style-name="T13">Logger</text:span><text:span text:style-name="T11">&gt;</text:span></text:p>
      <text:p text:style-name="P4"/>
      <text:p text:style-name="P1"><text:span text:style-name="T5"><text:tab/><text:tab/></text:span><text:span text:style-name="T18">&lt;!-- Log everything in Spring Core --&gt;</text:span></text:p>
      <text:p text:style-name="P1"><text:span text:style-name="T5"><text:tab/><text:tab/></text:span><text:span text:style-name="T11">&lt;</text:span><text:span text:style-name="T13">Logger</text:span><text:span text:style-name="T15"> </text:span><text:span text:style-name="T16">name</text:span><text:span text:style-name="T5">=</text:span><text:span text:style-name="T17">"org.springframework.core"</text:span><text:span text:style-name="T15"> </text:span><text:span text:style-name="T16">level</text:span><text:span text:style-name="T5">=</text:span><text:span text:style-name="T17">"debug"</text:span></text:p>
      <text:p text:style-name="P1"><text:span text:style-name="T15"><text:tab/><text:tab/><text:tab/></text:span><text:span text:style-name="T16">additivity</text:span><text:span text:style-name="T5">=</text:span><text:span text:style-name="T17">"false"</text:span><text:span text:style-name="T11">&gt;</text:span></text:p>
      <text:p text:style-name="P4"/>
      <text:p text:style-name="P1"><text:span text:style-name="T5"><text:tab/><text:tab/><text:tab/></text:span><text:span text:style-name="T11">&lt;</text:span><text:span text:style-name="T13">AppenderRef</text:span><text:span text:style-name="T15"> </text:span><text:span text:style-name="T16">ref</text:span><text:span text:style-name="T5">=</text:span><text:span text:style-name="T17">"RollingFile"</text:span><text:span text:style-name="T15"> </text:span><text:span text:style-name="T11">/&gt;</text:span></text:p>
      <text:p text:style-name="P1"><text:span text:style-name="T5"><text:tab/><text:tab/></text:span><text:span text:style-name="T11">&lt;/</text:span><text:span text:style-name="T13">Logger</text:span><text:span text:style-name="T11">&gt;</text:span></text:p>
      <text:p text:style-name="P4"/>
      <text:p text:style-name="P1"><text:span text:style-name="T5"><text:tab/><text:tab/></text:span><text:span text:style-name="T11">&lt;</text:span><text:span text:style-name="T13">Root</text:span><text:span text:style-name="T15"> </text:span><text:span text:style-name="T16">level</text:span><text:span text:style-name="T5">=</text:span><text:span text:style-name="T17">"trace"</text:span><text:span text:style-name="T11">&gt;</text:span></text:p>
      <text:p text:style-name="P1"><text:span text:style-name="T5"><text:tab/><text:tab/><text:tab/></text:span><text:span text:style-name="T11">&lt;</text:span><text:span text:style-name="T13">AppenderRef</text:span><text:span text:style-name="T15"> </text:span><text:span text:style-name="T16">ref</text:span><text:span text:style-name="T5">=</text:span><text:span text:style-name="T17">"File"</text:span><text:span text:style-name="T15"> </text:span><text:span text:style-name="T11">/&gt;</text:span></text:p>
      <text:p text:style-name="P1"><text:span text:style-name="T5"><text:tab/><text:tab/></text:span><text:span text:style-name="T11">&lt;/</text:span><text:span text:style-name="T13">Root</text:span><text:span text:style-name="T11">&gt;</text:span></text:p>
      <text:p text:style-name="P1"><text:span text:style-name="T5"><text:tab/></text:span><text:span text:style-name="T11">&lt;/</text:span><text:span text:style-name="T13">Loggers</text:span><text:span text:style-name="T11">&gt;</text:span></text:p>
      <text:p text:style-name="Standard"><text:span text:style-name="T11">&lt;/</text:span><text:span text:style-name="T13">Configuration</text:span><text:span text:style-name="T11">&gt;</text:span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oft-page-break/><text:span text:style-name="T11"/></text:p>
      <text:p text:style-name="Standard"><text:span text:style-name="T11"/></text:p>
      <text:p text:style-name="P14"><text:span text:style-name="T11">Send error log to email</text:span></text:p>
      <text:p text:style-name="P14"><text:span text:style-name="T11">Logs Asychro</text:span></text:p>
      <text:p text:style-name="P14"><text:span text:style-name="T11">set logs programmaticla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0:21:02.551192748</meta:creation-date>
    <meta:generator>LibreOffice/6.0.7.3$Linux_X86_64 LibreOffice_project/00m0$Build-3</meta:generator>
    <dc:date>2020-03-19T11:01:16.188517870</dc:date>
    <meta:editing-duration>PT11M47S</meta:editing-duration>
    <meta:editing-cycles>5</meta:editing-cycles>
    <meta:document-statistic meta:table-count="0" meta:image-count="0" meta:object-count="0" meta:page-count="5" meta:paragraph-count="93" meta:word-count="192" meta:character-count="2692" meta:non-whitespace-character-count="2344"/>
  </office:meta>
</office:document-meta>
</file>